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22in"/>
    </style:style>
    <style:style style:name="co2" style:family="table-column">
      <style:table-column-properties fo:break-before="auto" style:column-width="0.8098in"/>
    </style:style>
    <style:style style:name="co3" style:family="table-column">
      <style:table-column-properties fo:break-before="auto" style:column-width="2.3492in"/>
    </style:style>
    <style:style style:name="co4" style:family="table-column">
      <style:table-column-properties fo:break-before="auto" style:column-width="1.811in"/>
    </style:style>
    <style:style style:name="co5" style:family="table-column">
      <style:table-column-properties fo:break-before="auto" style:column-width="5.9543in"/>
    </style:style>
    <style:style style:name="co6" style:family="table-column">
      <style:table-column-properties fo:break-before="auto" style:column-width="0.7992in"/>
    </style:style>
    <style:style style:name="co7" style:family="table-column">
      <style:table-column-properties fo:break-before="auto" style:column-width="1.5528in"/>
    </style:style>
    <style:style style:name="co8" style:family="table-column">
      <style:table-column-properties fo:break-before="auto" style:column-width="6.0299in"/>
    </style:style>
    <style:style style:name="co9" style:family="table-column">
      <style:table-column-properties fo:break-before="auto" style:column-width="4.8244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ID</text:p>
          </table:table-cell>
          <table:table-cell table:style-name="Default" office:value-type="string">
            <text:p>Opened</text:p>
          </table:table-cell>
          <table:table-cell table:style-name="Default" office:value-type="string">
            <text:p>Closed</text:p>
          </table:table-cell>
          <table:table-cell office:value-type="string">
            <text:p>Fixed version</text:p>
          </table:table-cell>
          <table:table-cell office:value-type="string">
            <text:p>Created version</text:p>
          </table:table-cell>
          <table:table-cell/>
          <table:table-cell office:value-type="string">
            <text:p>Days to fix</text:p>
          </table:table-cell>
          <table:table-cell office:value-type="string">
            <text:p>Open issues at closing</text:p>
          </table:table-cell>
          <table:table-cell office:value-type="string">
            <text:p>ClosedTimestamp</text:p>
          </table:table-cell>
          <table:table-cell office:value-type="string">
            <text:p>AllLabels</text:p>
          </table:table-cell>
        </table:table-row>
        <table:table-row table:style-name="ro1">
          <table:table-cell office:value-type="float" office:value="774">
            <text:p>774</text:p>
          </table:table-cell>
          <table:table-cell office:value-type="string">
            <text:p>2009-06-02</text:p>
          </table:table-cell>
          <table:table-cell office:value-type="string">
            <text:p>2010-02-24</text:p>
          </table:table-cell>
          <table:table-cell office:value-type="string">
            <text:p>2_13_14</text:p>
          </table:table-cell>
          <table:table-cell table:style-name="ce1" office:value-type="string">
            <text:p>2.11.31</text:p>
          </table:table-cell>
          <table:table-cell/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267050798">
            <text:p>1267050798</text:p>
          </table:table-cell>
          <table:table-cell office:value-type="string">
            <text:p>Type-Defect, Regression, Priority-Critical, fixed_2_13_14</text:p>
          </table:table-cell>
        </table:table-row>
        <table:table-row table:style-name="ro1">
          <table:table-cell office:value-type="float" office:value="784">
            <text:p>784</text:p>
          </table:table-cell>
          <table:table-cell office:value-type="string">
            <text:p>2009-06-30</text:p>
          </table:table-cell>
          <table:table-cell office:value-type="string">
            <text:p>2010-01-07</text:p>
          </table:table-cell>
          <table:table-cell office:value-type="string">
            <text:p>2_13_11</text:p>
          </table:table-cell>
          <table:table-cell table:style-name="ce1" office:value-type="string">
            <text:p>2.11.22</text:p>
          </table:table-cell>
          <table:table-cell/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262836182">
            <text:p>1262836182</text:p>
          </table:table-cell>
          <table:table-cell office:value-type="string">
            <text:p>Type-Collision, Regression, Priority-Critical, fixed_2_13_11</text:p>
          </table:table-cell>
        </table:table-row>
        <table:table-row table:style-name="ro1">
          <table:table-cell office:value-type="float" office:value="786">
            <text:p>786</text:p>
          </table:table-cell>
          <table:table-cell office:value-type="string">
            <text:p>2009-07-02</text:p>
          </table:table-cell>
          <table:table-cell office:value-type="string">
            <text:p>2010-04-18</text:p>
          </table:table-cell>
          <table:table-cell office:value-type="string">
            <text:p>2_13_19</text:p>
          </table:table-cell>
          <table:table-cell office:value-type="string">
            <text:p>2.13.2?</text:p>
          </table:table-cell>
          <table:table-cell/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271620851">
            <text:p>1271620851</text:p>
          </table:table-cell>
          <table:table-cell office:value-type="string">
            <text:p>Type-Defect, Lyrics, Regression, Priority-Critical, fixed_2_13_19</text:p>
          </table:table-cell>
        </table:table-row>
        <table:table-row table:style-name="ro1">
          <table:table-cell office:value-type="float" office:value="801">
            <text:p>801</text:p>
          </table:table-cell>
          <table:table-cell office:value-type="string">
            <text:p>2009-07-15</text:p>
          </table:table-cell>
          <table:table-cell office:value-type="string">
            <text:p>2010-06-17</text:p>
          </table:table-cell>
          <table:table-cell office:value-type="string">
            <text:p>2_13_25</text:p>
          </table:table-cell>
          <table:table-cell office:value-type="string">
            <text:p>after 2.10.33, before 2.13.3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276760068">
            <text:p>1276760068</text:p>
          </table:table-cell>
          <table:table-cell office:value-type="string">
            <text:p>Type-Collision, Priority-Critical, Regression, fixed_2_13_25</text:p>
          </table:table-cell>
        </table:table-row>
        <table:table-row table:style-name="ro1">
          <table:table-cell office:value-type="float" office:value="818">
            <text:p>818</text:p>
          </table:table-cell>
          <table:table-cell office:value-type="string">
            <text:p>2009-07-18</text:p>
          </table:table-cell>
          <table:table-cell office:value-type="string">
            <text:p>2010-09-20</text:p>
          </table:table-cell>
          <table:table-cell office:value-type="string">
            <text:p>2_13_34</text:p>
          </table:table-cell>
          <table:table-cell table:style-name="ce1" office:value-type="string">
            <text:p>2.8.8</text:p>
          </table:table-cell>
          <table:table-cell/>
          <table:table-cell table:number-columns-repeated="2" office:value-type="float" office:value="5">
            <text:p>5</text:p>
          </table:table-cell>
          <table:table-cell office:value-type="float" office:value="1285021027">
            <text:p>1285021027</text:p>
          </table:table-cell>
          <table:table-cell office:value-type="string">
            <text:p>Type-Defect, Priority-Critical, Patch, fixed_2_13_34</text:p>
          </table:table-cell>
        </table:table-row>
        <table:table-row table:style-name="ro1">
          <table:table-cell office:value-type="float" office:value="821">
            <text:p>821</text:p>
          </table:table-cell>
          <table:table-cell office:value-type="string">
            <text:p>2009-07-24</text:p>
          </table:table-cell>
          <table:table-cell office:value-type="string">
            <text:p>2010-01-21</text:p>
          </table:table-cell>
          <table:table-cell office:value-type="string">
            <text:p>2_13_12</text:p>
          </table:table-cell>
          <table:table-cell office:value-type="string">
            <text:p>After 2.10.33 </text:p>
          </table:table-cell>
          <table:table-cell/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1264032907">
            <text:p>1264032907</text:p>
          </table:table-cell>
          <table:table-cell office:value-type="string">
            <text:p>Type-Collision, Regression, Priority-Critical, fixed_2_13_12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string">
            <text:p>2009-10-29</text:p>
          </table:table-cell>
          <table:table-cell office:value-type="string">
            <text:p>2010-01-21</text:p>
          </table:table-cell>
          <table:table-cell office:value-type="string">
            <text:p>2_13_12</text:p>
          </table:table-cell>
          <table:table-cell office:value-type="string">
            <text:p>After 2.10.33 </text:p>
          </table:table-cell>
          <table:table-cell/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1264032959">
            <text:p>1264032959</text:p>
          </table:table-cell>
          <table:table-cell office:value-type="string">
            <text:p>Type-Collision, Regression, Priority-Critical, fixed_2_13_12</text:p>
          </table:table-cell>
        </table:table-row>
        <table:table-row table:style-name="ro1">
          <table:table-cell office:value-type="float" office:value="881">
            <text:p>881</text:p>
          </table:table-cell>
          <table:table-cell office:value-type="string">
            <text:p>2009-10-29</text:p>
          </table:table-cell>
          <table:table-cell office:value-type="string">
            <text:p>2010-05-27</text:p>
          </table:table-cell>
          <table:table-cell office:value-type="string">
            <text:p>2_13_22</text:p>
          </table:table-cell>
          <table:table-cell table:style-name="ce1" office:value-type="string">
            <text:p>2.11.20</text:p>
          </table:table-cell>
          <table:table-cell/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1274969085">
            <text:p>1274969085</text:p>
          </table:table-cell>
          <table:table-cell office:value-type="string">
            <text:p>Type-Collision, Regression, Priority-Critical, Patch, Fixed_2_13_22</text:p>
          </table:table-cell>
        </table:table-row>
        <table:table-row table:style-name="ro1">
          <table:table-cell office:value-type="float" office:value="883">
            <text:p>883</text:p>
          </table:table-cell>
          <table:table-cell office:value-type="string">
            <text:p>2009-10-29</text:p>
          </table:table-cell>
          <table:table-cell office:value-type="string">
            <text:p>2010-01-07</text:p>
          </table:table-cell>
          <table:table-cell office:value-type="string">
            <text:p>2_13_11</text:p>
          </table:table-cell>
          <table:table-cell office:value-type="string">
            <text:p>After 2.10.33 </text:p>
          </table:table-cell>
          <table:table-cell/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262836173">
            <text:p>1262836173</text:p>
          </table:table-cell>
          <table:table-cell office:value-type="string">
            <text:p>Type-Collision, Regression, Priority-Critical, fixed_2_13_11</text:p>
          </table:table-cell>
        </table:table-row>
        <table:table-row table:style-name="ro1">
          <table:table-cell office:value-type="float" office:value="884">
            <text:p>884</text:p>
          </table:table-cell>
          <table:table-cell office:value-type="string">
            <text:p>2009-10-29</text:p>
          </table:table-cell>
          <table:table-cell office:value-type="string">
            <text:p>2010-12-29</text:p>
          </table:table-cell>
          <table:table-cell office:value-type="string">
            <text:p>2_13_25</text:p>
          </table:table-cell>
          <table:table-cell office:value-type="string">
            <text:p>Before 2.13.6</text:p>
          </table:table-cell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293588389">
            <text:p>1293588389</text:p>
          </table:table-cell>
          <table:table-cell office:value-type="string">
            <text:p>Type-Defect, Priority-Critical, Regression, fixed_2_13_25</text:p>
          </table:table-cell>
        </table:table-row>
        <table:table-row table:style-name="ro1">
          <table:table-cell office:value-type="float" office:value="915">
            <text:p>915</text:p>
          </table:table-cell>
          <table:table-cell office:value-type="string">
            <text:p>2009-11-30</text:p>
          </table:table-cell>
          <table:table-cell office:value-type="string">
            <text:p>2010-07-20</text:p>
          </table:table-cell>
          <table:table-cell office:value-type="string">
            <text:p>2_13_29</text:p>
          </table:table-cell>
          <table:table-cell table:style-name="ce1" office:value-type="string">
            <text:p>2.11.27</text:p>
          </table:table-cell>
          <table:table-cell/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1279585014">
            <text:p>1279585014</text:p>
          </table:table-cell>
          <table:table-cell office:value-type="string">
            <text:p>Type-Defect, Regression, Priority-Critical, Patch, fixed_2_13_29</text:p>
          </table:table-cell>
        </table:table-row>
        <table:table-row table:style-name="ro1">
          <table:table-cell office:value-type="float" office:value="917">
            <text:p>917</text:p>
          </table:table-cell>
          <table:table-cell office:value-type="string">
            <text:p>2009-11-30</text:p>
          </table:table-cell>
          <table:table-cell office:value-type="string">
            <text:p>2010-04-20</text:p>
          </table:table-cell>
          <table:table-cell office:value-type="string">
            <text:p>2_13_19</text:p>
          </table:table-cell>
          <table:table-cell office:value-type="string">
            <text:p>After 2.12.2</text:p>
          </table:table-cell>
          <table:table-cell/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1271801101">
            <text:p>1271801101</text:p>
          </table:table-cell>
          <table:table-cell office:value-type="string">
            <text:p>Type-Defect, Engraving-nitpick, Regression, Priority-Critical, fixed_2_13_19</text:p>
          </table:table-cell>
        </table:table-row>
        <table:table-row table:style-name="ro1">
          <table:table-cell office:value-type="float" office:value="943">
            <text:p>943</text:p>
          </table:table-cell>
          <table:table-cell office:value-type="string">
            <text:p>2009-12-20</text:p>
          </table:table-cell>
          <table:table-cell office:value-type="string">
            <text:p>2010-04-30</text:p>
          </table:table-cell>
          <table:table-cell office:value-type="string">
            <text:p>2_13_20</text:p>
          </table:table-cell>
          <table:table-cell table:style-name="ce1" office:value-type="string">
            <text:p>2.13.3</text:p>
          </table:table-cell>
          <table:table-cell office:value-type="string">
            <text:p>Existing regtest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272597975">
            <text:p>1272597975</text:p>
          </table:table-cell>
          <table:table-cell office:value-type="string">
            <text:p>Type-Defect, Regression, Priority-Critical, fixed_2_13_20</text:p>
          </table:table-cell>
        </table:table-row>
        <table:table-row table:style-name="ro1">
          <table:table-cell office:value-type="float" office:value="974">
            <text:p>974</text:p>
          </table:table-cell>
          <table:table-cell office:value-type="string">
            <text:p>2010-01-12</text:p>
          </table:table-cell>
          <table:table-cell office:value-type="string">
            <text:p>2010-04-20</text:p>
          </table:table-cell>
          <table:table-cell office:value-type="string">
            <text:p>2_13_19</text:p>
          </table:table-cell>
          <table:table-cell office:value-type="string">
            <text:p>2.13.1?</text:p>
          </table:table-cell>
          <table:table-cell/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271805289">
            <text:p>1271805289</text:p>
          </table:table-cell>
          <table:table-cell office:value-type="string">
            <text:p>Type-Collision, Regression, Priority-Critical, fixed_2_13_19</text:p>
          </table:table-cell>
        </table:table-row>
        <table:table-row table:style-name="ro1">
          <table:table-cell office:value-type="float" office:value="981">
            <text:p>981</text:p>
          </table:table-cell>
          <table:table-cell office:value-type="string">
            <text:p>2010-01-19</text:p>
          </table:table-cell>
          <table:table-cell office:value-type="string">
            <text:p>2010-01-20</text:p>
          </table:table-cell>
          <table:table-cell office:value-type="string">
            <text:p>2_13_12</text:p>
          </table:table-cell>
          <table:table-cell table:style-name="ce1" office:value-type="string">
            <text:p>2.12.2</text:p>
          </table:table-cell>
          <table:table-cell office:value-type="string">
            <text:p>Existing regtest, change happened long before report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264025531">
            <text:p>1264025531</text:p>
          </table:table-cell>
          <table:table-cell office:value-type="string">
            <text:p>Type-Defect, Priority-Critical, fixed_2_13_12</text:p>
          </table:table-cell>
        </table:table-row>
        <table:table-row table:style-name="ro1">
          <table:table-cell office:value-type="float" office:value="987">
            <text:p>987</text:p>
          </table:table-cell>
          <table:table-cell table:number-columns-repeated="2" office:value-type="string">
            <text:p>2010-01-20</text:p>
          </table:table-cell>
          <table:table-cell office:value-type="string">
            <text:p>2_13_12</text:p>
          </table:table-cell>
          <table:table-cell office:value-type="string">
            <text:p>? Not regression</text:p>
          </table:table-cell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264019567">
            <text:p>1264019567</text:p>
          </table:table-cell>
          <table:table-cell office:value-type="string">
            <text:p>Type-Defect, Priority-Critical, fixed_2_13_12</text:p>
          </table:table-cell>
        </table:table-row>
        <table:table-row table:style-name="ro1">
          <table:table-cell office:value-type="float" office:value="1031">
            <text:p>1031</text:p>
          </table:table-cell>
          <table:table-cell office:value-type="string">
            <text:p>2010-03-04</text:p>
          </table:table-cell>
          <table:table-cell office:value-type="string">
            <text:p>2010-06-19</text:p>
          </table:table-cell>
          <table:table-cell office:value-type="string">
            <text:p>2_13_25</text:p>
          </table:table-cell>
          <table:table-cell office:value-type="string">
            <text:p>Not known</text:p>
          </table:table-cell>
          <table:table-cell/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string">
            <text:p>constantly-changing input/regression/rest-collision-beam-note.ly</text:p>
          </table:table-cell>
          <table:table-cell office:value-type="string">
            <text:p>Type-Defect, Priority-Critical, Regression, Patch, fixed_2_13_25</text:p>
          </table:table-cell>
        </table:table-row>
        <table:table-row table:style-name="ro1">
          <table:table-cell office:value-type="float" office:value="1042">
            <text:p>1042</text:p>
          </table:table-cell>
          <table:table-cell office:value-type="string">
            <text:p>2010-03-19</text:p>
          </table:table-cell>
          <table:table-cell office:value-type="string">
            <text:p>2010-03-22</text:p>
          </table:table-cell>
          <table:table-cell office:value-type="string">
            <text:p>#VALUE!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Broken regtest: spanner-break-overshoot.ly</text:p>
          </table:table-cell>
          <table:table-cell office:value-type="string">
            <text:p>Type-Defect, Priority-Critical, Regression</text:p>
          </table:table-cell>
        </table:table-row>
        <table:table-row table:style-name="ro1">
          <table:table-cell office:value-type="float" office:value="1045">
            <text:p>1045</text:p>
          </table:table-cell>
          <table:table-cell table:number-columns-repeated="2" office:value-type="string">
            <text:p>2010-03-24</text:p>
          </table:table-cell>
          <table:table-cell office:value-type="string">
            <text:p>2_13_17</text:p>
          </table:table-cell>
          <table:table-cell table:style-name="ce1" office:value-type="string">
            <text:p>2.13.16</text:p>
          </table:table-cell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Regression: dead-notes.ly: too much dead notes on tab staff</text:p>
          </table:table-cell>
          <table:table-cell office:value-type="string">
            <text:p>Regression, Type-Defect, Priority-Critical, fixed_2_13_17</text:p>
          </table:table-cell>
        </table:table-row>
        <table:table-row table:style-name="ro1">
          <table:table-cell office:value-type="float" office:value="1062">
            <text:p>1062</text:p>
          </table:table-cell>
          <table:table-cell office:value-type="string">
            <text:p>2010-04-22</text:p>
          </table:table-cell>
          <table:table-cell office:value-type="string">
            <text:p>2010-08-09</text:p>
          </table:table-cell>
          <table:table-cell office:value-type="string">
            <text:p>2_13_27</text:p>
          </table:table-cell>
          <table:table-cell office:value-type="string">
            <text:p>Not known</text:p>
          </table:table-cell>
          <table:table-cell/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string">
            <text:p>Pure-height of a system only takes staves into account, but not other objects</text:p>
          </table:table-cell>
          <table:table-cell office:value-type="string">
            <text:p>Type-Defect, Regression, Priority-Critical, fixed_2_13_27</text:p>
          </table:table-cell>
        </table:table-row>
        <table:table-row table:style-name="ro1">
          <table:table-cell office:value-type="float" office:value="1075">
            <text:p>1075</text:p>
          </table:table-cell>
          <table:table-cell table:number-columns-repeated="2" office:value-type="string">
            <text:p>2010-05-06</text:p>
          </table:table-cell>
          <table:table-cell office:value-type="string">
            <text:p>2_13_21</text:p>
          </table:table-cell>
          <table:table-cell table:style-name="ce1" office:value-type="string">
            <text:p>2.13.20</text:p>
          </table:table-cell>
          <table:table-cell office:value-type="string">
            <text:p>All regtests with flags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Regression: flag glyphs have changed shape</text:p>
          </table:table-cell>
          <table:table-cell office:value-type="string">
            <text:p>Type-Defect, Priority-Critical, Regression, fixed_2_13_21</text:p>
          </table:table-cell>
        </table:table-row>
        <table:table-row table:style-name="ro1">
          <table:table-cell office:value-type="float" office:value="1080">
            <text:p>1080</text:p>
          </table:table-cell>
          <table:table-cell office:value-type="string">
            <text:p>2010-05-10</text:p>
          </table:table-cell>
          <table:table-cell office:value-type="string">
            <text:p>2010-05-16</text:p>
          </table:table-cell>
          <table:table-cell office:value-type="string">
            <text:p>2_13_22</text:p>
          </table:table-cell>
          <table:table-cell table:style-name="ce1" office:value-type="string">
            <text:p>2.13.17</text:p>
          </table:table-cell>
          <table:table-cell/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Regression: bar lines in double bar are positioned too close together</text:p>
          </table:table-cell>
          <table:table-cell office:value-type="string">
            <text:p>Type-Defect, Priority-Critical, Regression, fixed_2_13_22</text:p>
          </table:table-cell>
        </table:table-row>
        <table:table-row table:style-name="ro1">
          <table:table-cell office:value-type="float" office:value="1083">
            <text:p>1083</text:p>
          </table:table-cell>
          <table:table-cell office:value-type="string">
            <text:p>2010-05-10</text:p>
          </table:table-cell>
          <table:table-cell office:value-type="string">
            <text:p>2010-07-18</text:p>
          </table:table-cell>
          <table:table-cell office:value-type="string">
            <text:p>2_13_29</text:p>
          </table:table-cell>
          <table:table-cell office:value-type="string">
            <text:p>between 2.10 and 2.12</text:p>
          </table:table-cell>
          <table:table-cell/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string">
            <text:p>subdivideBeams fails at the beginning of a pattern</text:p>
          </table:table-cell>
          <table:table-cell office:value-type="string">
            <text:p>Type-Defect, Priority-Critical, Regression, fixed_2_13_29</text:p>
          </table:table-cell>
        </table:table-row>
        <table:table-row table:style-name="ro1">
          <table:table-cell office:value-type="float" office:value="1084">
            <text:p>1084</text:p>
          </table:table-cell>
          <table:table-cell office:value-type="string">
            <text:p>2010-05-10</text:p>
          </table:table-cell>
          <table:table-cell office:value-type="string">
            <text:p>2010-08-13</text:p>
          </table:table-cell>
          <table:table-cell office:value-type="string">
            <text:p>2_13_30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string">
            <text:p>lilypond-book fails on identical snippets</text:p>
          </table:table-cell>
          <table:table-cell office:value-type="string">
            <text:p>Type-Scripts, Priority-Critical, Regression, fixed_2_13_30</text:p>
          </table:table-cell>
        </table:table-row>
        <table:table-row table:style-name="ro1">
          <table:table-cell office:value-type="float" office:value="1088">
            <text:p>1088</text:p>
          </table:table-cell>
          <table:table-cell office:value-type="string">
            <text:p>2010-05-15</text:p>
          </table:table-cell>
          <table:table-cell office:value-type="string">
            <text:p>2010-06-17</text:p>
          </table:table-cell>
          <table:table-cell office:value-type="string">
            <text:p>2_13_25</text:p>
          </table:table-cell>
          <table:table-cell table:style-name="ce1" office:value-type="string">
            <text:p>2.10.33</text:p>
          </table:table-cell>
          <table:table-cell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Accidentals for single notes may collide with augmentation dots</text:p>
          </table:table-cell>
          <table:table-cell office:value-type="string">
            <text:p>Type-Collision, Priority-Critical, Regression, fixed_2_13_25</text:p>
          </table:table-cell>
        </table:table-row>
        <table:table-row table:style-name="ro1">
          <table:table-cell office:value-type="float" office:value="1103">
            <text:p>1103</text:p>
          </table:table-cell>
          <table:table-cell office:value-type="string">
            <text:p>2010-05-27</text:p>
          </table:table-cell>
          <table:table-cell office:value-type="string">
            <text:p>2010-05-30</text:p>
          </table:table-cell>
          <table:table-cell office:value-type="string">
            <text:p>2_13_23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string">
            <text:p>Typo in engraver name while defining new contexts causes lilypond to segfault</text:p>
          </table:table-cell>
          <table:table-cell office:value-type="string">
            <text:p>Priority-Critical, Type-Defect, Regression, fixed_2_13_23</text:p>
          </table:table-cell>
        </table:table-row>
        <table:table-row table:style-name="ro1">
          <table:table-cell office:value-type="float" office:value="1120">
            <text:p>1120</text:p>
          </table:table-cell>
          <table:table-cell office:value-type="string">
            <text:p>2010-06-16</text:p>
          </table:table-cell>
          <table:table-cell office:value-type="string">
            <text:p>2010-06-18</text:p>
          </table:table-cell>
          <table:table-cell office:value-type="string">
            <text:p>2_13_25</text:p>
          </table:table-cell>
          <table:table-cell office:value-type="string">
            <text:p>After 2.12.3</text:p>
          </table:table-cell>
          <table:table-cell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string">
            <text:p>Melismata disturb note head distances</text:p>
          </table:table-cell>
          <table:table-cell office:value-type="string">
            <text:p>Type-Defect, Priority-Critical, Regression, fixed_2_13_25</text:p>
          </table:table-cell>
        </table:table-row>
        <table:table-row table:style-name="ro1">
          <table:table-cell office:value-type="float" office:value="1123">
            <text:p>1123</text:p>
          </table:table-cell>
          <table:table-cell office:value-type="string">
            <text:p>2010-06-18</text:p>
          </table:table-cell>
          <table:table-cell office:value-type="string">
            <text:p>2010-06-27</text:p>
          </table:table-cell>
          <table:table-cell office:value-type="string">
            <text:p>2_13_26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string">
            <text:p>16th and shorter notes (not beamed) have ugly defects</text:p>
          </table:table-cell>
          <table:table-cell office:value-type="string">
            <text:p>Type-Build, Regression, Priority-Critical, fixed_2_13_26</text:p>
          </table:table-cell>
        </table:table-row>
        <table:table-row table:style-name="ro1">
          <table:table-cell office:value-type="float" office:value="1141">
            <text:p>1141</text:p>
          </table:table-cell>
          <table:table-cell table:number-columns-repeated="2" office:value-type="string">
            <text:p>2010-06-22</text:p>
          </table:table-cell>
          <table:table-cell office:value-type="string">
            <text:p>2_13_26</text:p>
          </table:table-cell>
          <table:table-cell table:style-name="ce1" office:value-type="string">
            <text:p>2.13.25</text:p>
          </table:table-cell>
          <table:table-cell office:value-type="string">
            <text:p>Included page break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\pageBreak "disables" system-count</text:p>
          </table:table-cell>
          <table:table-cell office:value-type="string">
            <text:p>Type-Defect, Priority-Critical, Regression, fixed_2_13_26</text:p>
          </table:table-cell>
        </table:table-row>
        <table:table-row table:style-name="ro1">
          <table:table-cell office:value-type="float" office:value="1142">
            <text:p>1142</text:p>
          </table:table-cell>
          <table:table-cell table:number-columns-repeated="2" office:value-type="string">
            <text:p>2010-06-22</text:p>
          </table:table-cell>
          <table:table-cell office:value-type="string">
            <text:p>2_13_26</text:p>
          </table:table-cell>
          <table:table-cell table:style-name="ce1" office:value-type="string">
            <text:p>2.13.25</text:p>
          </table:table-cell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\pageBreak + system-count + lyrics : programming error: bounds of this piece aren't breakable.</text:p>
          </table:table-cell>
          <table:table-cell office:value-type="string">
            <text:p>Type-Defect, Priority-Critical, Regression, fixed_2_13_26</text:p>
          </table:table-cell>
        </table:table-row>
        <table:table-row table:style-name="ro1">
          <table:table-cell office:value-type="float" office:value="1152">
            <text:p>1152</text:p>
          </table:table-cell>
          <table:table-cell office:value-type="string">
            <text:p>2010-06-25</text:p>
          </table:table-cell>
          <table:table-cell office:value-type="string">
            <text:p>2010-08-07</text:p>
          </table:table-cell>
          <table:table-cell office:value-type="string">
            <text:p>2_13_29</text:p>
          </table:table-cell>
          <table:table-cell table:style-name="ce1" office:value-type="string">
            <text:p>2.13.25</text:p>
          </table:table-cell>
          <table:table-cell office:value-type="string">
            <text:p>Older bug, actually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string">
            <text:p>Regression: collisions with accidentals</text:p>
          </table:table-cell>
          <table:table-cell office:value-type="string">
            <text:p>Type-Collision, Priority-Critical, Regression, fixed_2_13_29</text:p>
          </table:table-cell>
        </table:table-row>
        <table:table-row table:style-name="ro1">
          <table:table-cell office:value-type="float" office:value="1153">
            <text:p>1153</text:p>
          </table:table-cell>
          <table:table-cell office:value-type="string">
            <text:p>2010-06-25</text:p>
          </table:table-cell>
          <table:table-cell office:value-type="string">
            <text:p>2010-06-26</text:p>
          </table:table-cell>
          <table:table-cell office:value-type="string">
            <text:p>2_13_27</text:p>
          </table:table-cell>
          <table:table-cell office:value-type="string">
            <text:p>2.13.25?</text:p>
          </table:table-cell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Regression test broken: measure-grouping.ly</text:p>
          </table:table-cell>
          <table:table-cell office:value-type="string">
            <text:p>Type-Defect, Priority-Critical, Regression, fixed_2_13_27</text:p>
          </table:table-cell>
        </table:table-row>
        <table:table-row table:style-name="ro1">
          <table:table-cell office:value-type="float" office:value="1156">
            <text:p>1156</text:p>
          </table:table-cell>
          <table:table-cell office:value-type="string">
            <text:p>2010-06-26</text:p>
          </table:table-cell>
          <table:table-cell office:value-type="string">
            <text:p>2010-06-27</text:p>
          </table:table-cell>
          <table:table-cell office:value-type="string">
            <text:p>2_13_27</text:p>
          </table:table-cell>
          <table:table-cell table:style-name="ce1" office:value-type="string">
            <text:p>2.11.9</text:p>
          </table:table-cell>
          <table:table-cell office:value-type="string">
            <text:p>No regtest, but part of the documentation. <text:s/>Regtest should be (and may not have been) added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Continuing slur across line containing only spacer rests leads to allocation error</text:p>
          </table:table-cell>
          <table:table-cell office:value-type="string">
            <text:p>Type-Defect, Priority-Critical, Regression, fixed_2_13_27</text:p>
          </table:table-cell>
        </table:table-row>
        <table:table-row table:style-name="ro1">
          <table:table-cell office:value-type="float" office:value="1198">
            <text:p>1198</text:p>
          </table:table-cell>
          <table:table-cell office:value-type="string">
            <text:p>2010-08-01</text:p>
          </table:table-cell>
          <table:table-cell office:value-type="string">
            <text:p>2010-08-13</text:p>
          </table:table-cell>
          <table:table-cell office:value-type="string">
            <text:p>2_13_31</text:p>
          </table:table-cell>
          <table:table-cell table:style-name="ce1" office:value-type="string">
            <text:p>2.13.29</text:p>
          </table:table-cell>
          <table:table-cell/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string">
            <text:p>Display method for \time broken</text:p>
          </table:table-cell>
          <table:table-cell office:value-type="string">
            <text:p>Type-Defect, Priority-Critical, Regression, Patch, fixed_2_13_31</text:p>
          </table:table-cell>
        </table:table-row>
        <table:table-row table:style-name="ro1">
          <table:table-cell office:value-type="float" office:value="1209">
            <text:p>1209</text:p>
          </table:table-cell>
          <table:table-cell office:value-type="string">
            <text:p>2010-08-11</text:p>
          </table:table-cell>
          <table:table-cell office:value-type="string">
            <text:p>2010-08-12</text:p>
          </table:table-cell>
          <table:table-cell office:value-type="string">
            <text:p>#VALUE!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beatLength is no longer used, but still appears in regression tests converted from xml</text:p>
          </table:table-cell>
          <table:table-cell office:value-type="string">
            <text:p>Type-Defect, Priority-Critical, Regression</text:p>
          </table:table-cell>
        </table:table-row>
        <table:table-row table:style-name="ro1">
          <table:table-cell office:value-type="float" office:value="1218">
            <text:p>1218</text:p>
          </table:table-cell>
          <table:table-cell office:value-type="string">
            <text:p>2010-08-14</text:p>
          </table:table-cell>
          <table:table-cell office:value-type="string">
            <text:p>2010-08-20</text:p>
          </table:table-cell>
          <table:table-cell office:value-type="string">
            <text:p>2_13_31</text:p>
          </table:table-cell>
          <table:table-cell office:value-type="string">
            <text:p>Unsure</text:p>
          </table:table-cell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Text description of hara-kiri-pianostaff.ly now in error</text:p>
          </table:table-cell>
          <table:table-cell office:value-type="string">
            <text:p>Type-Defect, Priority-Critical, Regression, fixed_2_13_31</text:p>
          </table:table-cell>
        </table:table-row>
        <table:table-row table:style-name="ro1">
          <table:table-cell office:value-type="float" office:value="1220">
            <text:p>1220</text:p>
          </table:table-cell>
          <table:table-cell office:value-type="string">
            <text:p>2010-08-14</text:p>
          </table:table-cell>
          <table:table-cell office:value-type="string">
            <text:p>2010-08-20</text:p>
          </table:table-cell>
          <table:table-cell office:value-type="string">
            <text:p>2_13_31</text:p>
          </table:table-cell>
          <table:table-cell table:style-name="ce1" office:value-type="string">
            <text:p>2.13.19</text:p>
          </table:table-cell>
          <table:table-cell office:value-type="string">
            <text:p>Existing regtest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input/regression/page-turn-page-breaking-auto-first-page2.ly broken</text:p>
          </table:table-cell>
          <table:table-cell office:value-type="string">
            <text:p>Type-Defect, Priority-Critical, Regression, fixed_2_13_31</text:p>
          </table:table-cell>
        </table:table-row>
        <table:table-row table:style-name="ro1">
          <table:table-cell office:value-type="float" office:value="1226">
            <text:p>1226</text:p>
          </table:table-cell>
          <table:table-cell office:value-type="string">
            <text:p>2010-08-18</text:p>
          </table:table-cell>
          <table:table-cell office:value-type="string">
            <text:p>2010-08-23</text:p>
          </table:table-cell>
          <table:table-cell office:value-type="string">
            <text:p>2_13_33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lilypond-book in the MinGW release is currently unusable (2.13.30?)</text:p>
          </table:table-cell>
          <table:table-cell office:value-type="string">
            <text:p>Type-Scripts, Priority-Critical, Regression, fixed_2_13_33</text:p>
          </table:table-cell>
        </table:table-row>
        <table:table-row table:style-name="ro1">
          <table:table-cell office:value-type="float" office:value="1231">
            <text:p>1231</text:p>
          </table:table-cell>
          <table:table-cell office:value-type="string">
            <text:p>2010-08-23</text:p>
          </table:table-cell>
          <table:table-cell office:value-type="string">
            <text:p>2010-09-20</text:p>
          </table:table-cell>
          <table:table-cell office:value-type="string">
            <text:p>2_13_34</text:p>
          </table:table-cell>
          <table:table-cell table:style-name="ce1" office:value-type="string">
            <text:p>2.13.29</text:p>
          </table:table-cell>
          <table:table-cell office:value-type="string">
            <text:p>Regtest altered to catch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string">
            <text:p>New clefs collide with compressed multimeasure rests</text:p>
          </table:table-cell>
          <table:table-cell office:value-type="string">
            <text:p>Type-Collision, Priority-Critical, Regression, fixed_2_13_34</text:p>
          </table:table-cell>
        </table:table-row>
        <table:table-row table:style-name="ro1">
          <table:table-cell office:value-type="float" office:value="1232">
            <text:p>1232</text:p>
          </table:table-cell>
          <table:table-cell office:value-type="string">
            <text:p>2010-08-24</text:p>
          </table:table-cell>
          <table:table-cell office:value-type="string">
            <text:p>2010-09-12</text:p>
          </table:table-cell>
          <table:table-cell office:value-type="string">
            <text:p>2_13_32</text:p>
          </table:table-cell>
          <table:table-cell office:value-type="string">
            <text:p>Somewhere in 2.13</text:p>
          </table:table-cell>
          <table:table-cell/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string">
            <text:p>Misplaced tremolo in tablatures</text:p>
          </table:table-cell>
          <table:table-cell office:value-type="string">
            <text:p>Type-Defect, Priority-Critical, Regression, fixed_2_13_32</text:p>
          </table:table-cell>
        </table:table-row>
        <table:table-row table:style-name="ro1">
          <table:table-cell office:value-type="float" office:value="1242">
            <text:p>1242</text:p>
          </table:table-cell>
          <table:table-cell office:value-type="string">
            <text:p>2010-08-26</text:p>
          </table:table-cell>
          <table:table-cell office:value-type="string">
            <text:p>2010-08-28</text:p>
          </table:table-cell>
          <table:table-cell office:value-type="string">
            <text:p>2_13_32</text:p>
          </table:table-cell>
          <table:table-cell table:style-name="ce1" office:value-type="string">
            <text:p>2.13.31</text:p>
          </table:table-cell>
          <table:table-cell office:value-type="string">
            <text:p>Caught by Phil checking regtests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Regtest resgression - page-spacing-tall-headfoot.ly</text:p>
          </table:table-cell>
          <table:table-cell office:value-type="string">
            <text:p>Type-Defect, Priority-Critical, Regression, fixed_2_13_32</text:p>
          </table:table-cell>
        </table:table-row>
        <table:table-row table:style-name="ro1">
          <table:table-cell office:value-type="float" office:value="1243">
            <text:p>1243</text:p>
          </table:table-cell>
          <table:table-cell office:value-type="string">
            <text:p>2010-08-26</text:p>
          </table:table-cell>
          <table:table-cell office:value-type="string">
            <text:p>2010-09-04</text:p>
          </table:table-cell>
          <table:table-cell office:value-type="string">
            <text:p>#VALUE!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Regtest resgression - tie-direction-manual.ly</text:p>
          </table:table-cell>
          <table:table-cell office:value-type="string">
            <text:p>Type-Defect, Priority-Critical, Regression</text:p>
          </table:table-cell>
        </table:table-row>
        <table:table-row table:style-name="ro1">
          <table:table-cell office:value-type="float" office:value="1251">
            <text:p>1251</text:p>
          </table:table-cell>
          <table:table-cell table:number-columns-repeated="2" office:value-type="string">
            <text:p>2010-09-06</text:p>
          </table:table-cell>
          <table:table-cell office:value-type="string">
            <text:p>2_13_33</text:p>
          </table:table-cell>
          <table:table-cell table:style-name="ce1" office:value-type="string">
            <text:p>2.13.32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StaffGroup with pauses and tempo indication causes segfault</text:p>
          </table:table-cell>
          <table:table-cell office:value-type="string">
            <text:p>Type-Defect, Priority-Critical, Regression, fixed_2_13_33</text:p>
          </table:table-cell>
        </table:table-row>
        <table:table-row table:style-name="ro1">
          <table:table-cell office:value-type="float" office:value="1252">
            <text:p>1252</text:p>
          </table:table-cell>
          <table:table-cell office:value-type="string">
            <text:p>2010-09-06</text:p>
          </table:table-cell>
          <table:table-cell office:value-type="string">
            <text:p>2010-12-03</text:p>
          </table:table-cell>
          <table:table-cell office:value-type="string">
            <text:p>2_13_41</text:p>
          </table:table-cell>
          <table:table-cell office:value-type="string">
            <text:p>after 2.12.3</text:p>
          </table:table-cell>
          <table:table-cell/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string">
            <text:p>Music overflows page (one staff per system, default spacing settings, some marks)</text:p>
          </table:table-cell>
          <table:table-cell office:value-type="string">
            <text:p>Type-Defect, Priority-Critical, Regression, fixed_2_13_41</text:p>
          </table:table-cell>
        </table:table-row>
        <table:table-row table:style-name="ro1">
          <table:table-cell office:value-type="float" office:value="1258">
            <text:p>1258</text:p>
          </table:table-cell>
          <table:table-cell office:value-type="string">
            <text:p>2010-09-10</text:p>
          </table:table-cell>
          <table:table-cell office:value-type="string">
            <text:p>2010-09-12</text:p>
          </table:table-cell>
          <table:table-cell office:value-type="string">
            <text:p>2_13_34</text:p>
          </table:table-cell>
          <table:table-cell table:style-name="ce1" office:value-type="string">
            <text:p>2.13.28</text:p>
          </table:table-cell>
          <table:table-cell/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Chord repetition with "q" gives error when used in tremolo</text:p>
          </table:table-cell>
          <table:table-cell office:value-type="string">
            <text:p>Type-Defect, Priority-Critical, Regression, fixed_2_13_34</text:p>
          </table:table-cell>
        </table:table-row>
        <table:table-row table:style-name="ro1">
          <table:table-cell office:value-type="float" office:value="1260">
            <text:p>1260</text:p>
          </table:table-cell>
          <table:table-cell table:number-columns-repeated="2" office:value-type="string">
            <text:p>2010-09-10</text:p>
          </table:table-cell>
          <table:table-cell office:value-type="string">
            <text:p>#VALUE!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Crash with \tempo</text:p>
          </table:table-cell>
          <table:table-cell office:value-type="string">
            <text:p>Type-Defect, Priority-Critical, Regression</text:p>
          </table:table-cell>
        </table:table-row>
        <table:table-row table:style-name="ro1">
          <table:table-cell office:value-type="float" office:value="1284">
            <text:p>1284</text:p>
          </table:table-cell>
          <table:table-cell office:value-type="string">
            <text:p>2010-09-30</text:p>
          </table:table-cell>
          <table:table-cell office:value-type="string">
            <text:p>2010-10-01</text:p>
          </table:table-cell>
          <table:table-cell office:value-type="string">
            <text:p>2_13_36</text:p>
          </table:table-cell>
          <table:table-cell table:style-name="ce1" office:value-type="string">
            <text:p>2.13.34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\revertTimeSignatureSettings does not revert all settings</text:p>
          </table:table-cell>
          <table:table-cell office:value-type="string">
            <text:p>Type-Defect, Priority-Critical, Regression, fixed_2_13_36</text:p>
          </table:table-cell>
        </table:table-row>
        <table:table-row table:style-name="ro1">
          <table:table-cell office:value-type="float" office:value="1285">
            <text:p>1285</text:p>
          </table:table-cell>
          <table:table-cell office:value-type="string">
            <text:p>2010-09-30</text:p>
          </table:table-cell>
          <table:table-cell office:value-type="string">
            <text:p>2010-10-26</text:p>
          </table:table-cell>
          <table:table-cell office:value-type="string">
            <text:p>2_13_38</text:p>
          </table:table-cell>
          <table:table-cell table:style-name="ce1" office:value-type="string">
            <text:p>2.13.35</text:p>
          </table:table-cell>
          <table:table-cell/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string">
            <text:p>Erratic spacing between staves</text:p>
          </table:table-cell>
          <table:table-cell office:value-type="string">
            <text:p>Type-Defect, Priority-Critical, Regression, fixed_2_13_38</text:p>
          </table:table-cell>
        </table:table-row>
        <table:table-row table:style-name="ro1">
          <table:table-cell office:value-type="float" office:value="1294">
            <text:p>1294</text:p>
          </table:table-cell>
          <table:table-cell office:value-type="string">
            <text:p>2010-10-05</text:p>
          </table:table-cell>
          <table:table-cell office:value-type="string">
            <text:p>2011-02-12</text:p>
          </table:table-cell>
          <table:table-cell office:value-type="string">
            <text:p>2_13_50</text:p>
          </table:table-cell>
          <table:table-cell table:style-name="ce1" office:value-type="string">
            <text:p>2.13.33</text:p>
          </table:table-cell>
          <table:table-cell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Version 2.13.35 does not properly represent lyric tie</text:p>
          </table:table-cell>
          <table:table-cell office:value-type="string">
            <text:p>Type-Defect, Priority-Critical, Regression, fixed_2_13_50</text:p>
          </table:table-cell>
        </table:table-row>
        <table:table-row table:style-name="ro1">
          <table:table-cell office:value-type="float" office:value="1385">
            <text:p>1385</text:p>
          </table:table-cell>
          <table:table-cell office:value-type="string">
            <text:p>2010-11-04</text:p>
          </table:table-cell>
          <table:table-cell office:value-type="string">
            <text:p>2010-11-18</text:p>
          </table:table-cell>
          <table:table-cell office:value-type="string">
            <text:p>2_13_40</text:p>
          </table:table-cell>
          <table:table-cell table:style-name="ce1" office:value-type="string">
            <text:p>2.13.38</text:p>
          </table:table-cell>
          <table:table-cell/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string">
            <text:p>Line indents confuse vertical spacing</text:p>
          </table:table-cell>
          <table:table-cell office:value-type="string">
            <text:p>Type-Defect, Priority-Critical, Regression, fixed_2_13_40</text:p>
          </table:table-cell>
        </table:table-row>
        <table:table-row table:style-name="ro1">
          <table:table-cell office:value-type="float" office:value="1438">
            <text:p>1438</text:p>
          </table:table-cell>
          <table:table-cell office:value-type="string">
            <text:p>2010-12-07</text:p>
          </table:table-cell>
          <table:table-cell office:value-type="string">
            <text:p>2010-12-29</text:p>
          </table:table-cell>
          <table:table-cell office:value-type="string">
            <text:p>#VALUE!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string">
            <text:p>Change to figured-bass-extenders-markup.ly regtest</text:p>
          </table:table-cell>
          <table:table-cell office:value-type="string">
            <text:p>Type-Defect, Priority-Critical, Regression</text:p>
          </table:table-cell>
        </table:table-row>
        <table:table-row table:style-name="ro1">
          <table:table-cell office:value-type="float" office:value="1464">
            <text:p>1464</text:p>
          </table:table-cell>
          <table:table-cell office:value-type="string">
            <text:p>2010-12-28</text:p>
          </table:table-cell>
          <table:table-cell office:value-type="string">
            <text:p>2011-01-08</text:p>
          </table:table-cell>
          <table:table-cell office:value-type="string">
            <text:p>2_13_46</text:p>
          </table:table-cell>
          <table:table-cell table:style-name="ce1" office:value-type="string">
            <text:p>2.13.33</text:p>
          </table:table-cell>
          <table:table-cell/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string">
            <text:p>Segfault with multimeasure rests and metronome markings</text:p>
          </table:table-cell>
          <table:table-cell office:value-type="string">
            <text:p>Type-Defect, Priority-Critical, Regression, fixed_2_13_46</text:p>
          </table:table-cell>
        </table:table-row>
        <table:table-row table:style-name="ro1">
          <table:table-cell office:value-type="float" office:value="1465">
            <text:p>1465</text:p>
          </table:table-cell>
          <table:table-cell office:value-type="string">
            <text:p>2010-12-29</text:p>
          </table:table-cell>
          <table:table-cell office:value-type="string">
            <text:p>2011-01-02</text:p>
          </table:table-cell>
          <table:table-cell office:value-type="string">
            <text:p>2_13_45</text:p>
          </table:table-cell>
          <table:table-cell office:value-type="string">
            <text:p>After 2.12.3</text:p>
          </table:table-cell>
          <table:table-cell/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\pageBreak breaks \page-ref</text:p>
          </table:table-cell>
          <table:table-cell office:value-type="string">
            <text:p>Type-Defect, Priority-Critical, Regression, fixed_2_13_45</text:p>
          </table:table-cell>
        </table:table-row>
        <table:table-row table:style-name="ro1">
          <table:table-cell office:value-type="float" office:value="1472">
            <text:p>1472</text:p>
          </table:table-cell>
          <table:table-cell office:value-type="string">
            <text:p>2011-01-13</text:p>
          </table:table-cell>
          <table:table-cell office:value-type="string">
            <text:p>2011-02-01</text:p>
          </table:table-cell>
          <table:table-cell office:value-type="string">
            <text:p>2_13_48</text:p>
          </table:table-cell>
          <table:table-cell office:value-type="string">
            <text:p>After 2.12.3</text:p>
          </table:table-cell>
          <table:table-cell office:value-type="string">
            <text:p>This was a very difficult bug to fix, with lots of tries and dead ends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Collision between MMR and key signature</text:p>
          </table:table-cell>
          <table:table-cell office:value-type="string">
            <text:p>Type-Collision, Priority-Critical, Regression, fixed_2_13_48</text:p>
          </table:table-cell>
        </table:table-row>
        <table:table-row table:style-name="ro1">
          <table:table-cell office:value-type="float" office:value="1474">
            <text:p>1474</text:p>
          </table:table-cell>
          <table:table-cell office:value-type="string">
            <text:p>2011-01-14</text:p>
          </table:table-cell>
          <table:table-cell office:value-type="string">
            <text:p>2011-02-05</text:p>
          </table:table-cell>
          <table:table-cell office:value-type="string">
            <text:p>2_13_48</text:p>
          </table:table-cell>
          <table:table-cell office:value-type="string">
            <text:p>After 2.12.3</text:p>
          </table:table-cell>
          <table:table-cell office:value-type="string">
            <text:p>Connected with 1474 and 1120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string">
            <text:p>Horizontal spacing regression</text:p>
          </table:table-cell>
          <table:table-cell office:value-type="string">
            <text:p>Type-Defect, Priority-Critical, Regression, fixed_2_13_48</text:p>
          </table:table-cell>
        </table:table-row>
        <table:table-row table:style-name="ro1">
          <table:table-cell office:value-type="float" office:value="1475">
            <text:p>1475</text:p>
          </table:table-cell>
          <table:table-cell office:value-type="string">
            <text:p>2011-01-14</text:p>
          </table:table-cell>
          <table:table-cell office:value-type="string">
            <text:p>2011-01-24</text:p>
          </table:table-cell>
          <table:table-cell office:value-type="string">
            <text:p>2_13_47</text:p>
          </table:table-cell>
          <table:table-cell office:value-type="string">
            <text:p>2.13.3x?</text:p>
          </table:table-cell>
          <table:table-cell/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>crash with many markups between scores</text:p>
          </table:table-cell>
          <table:table-cell office:value-type="string">
            <text:p>Type-Defect, Priority-Critical, Regression, fixed_2_13_47</text:p>
          </table:table-cell>
        </table:table-row>
        <table:table-row table:style-name="ro1">
          <table:table-cell office:value-type="float" office:value="1483">
            <text:p>1483</text:p>
          </table:table-cell>
          <table:table-cell office:value-type="string">
            <text:p>2011-01-20</text:p>
          </table:table-cell>
          <table:table-cell office:value-type="string">
            <text:p>2011-01-26</text:p>
          </table:table-cell>
          <table:table-cell office:value-type="string">
            <text:p>2_13_47</text:p>
          </table:table-cell>
          <table:table-cell office:value-type="string">
            <text:p>After 2.12.3</text:p>
          </table:table-cell>
          <table:table-cell/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Lyric alignment is wrong in 2.13.46</text:p>
          </table:table-cell>
          <table:table-cell office:value-type="string">
            <text:p>Type-Defect, Priority-Critical, Regression, fixed_2_13_47</text:p>
          </table:table-cell>
        </table:table-row>
        <table:table-row table:style-name="ro1">
          <table:table-cell office:value-type="float" office:value="1486">
            <text:p>1486</text:p>
          </table:table-cell>
          <table:table-cell office:value-type="string">
            <text:p>2011-01-21</text:p>
          </table:table-cell>
          <table:table-cell office:value-type="string">
            <text:p>2011-01-25</text:p>
          </table:table-cell>
          <table:table-cell office:value-type="string">
            <text:p>2_13_47</text:p>
          </table:table-cell>
          <table:table-cell table:style-name="ce1" office:value-type="string">
            <text:p>2.13.46</text:p>
          </table:table-cell>
          <table:table-cell/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Lyrics above the first staff in a system are spaced too closely for the first system</text:p>
          </table:table-cell>
          <table:table-cell office:value-type="string">
            <text:p>Type-Defect, Priority-Critical, Regression, fixed_2_13_47</text:p>
          </table:table-cell>
        </table:table-row>
        <table:table-row table:style-name="ro1">
          <table:table-cell office:value-type="float" office:value="1522">
            <text:p>1522</text:p>
          </table:table-cell>
          <table:table-cell office:value-type="string">
            <text:p>2011-02-20</text:p>
          </table:table-cell>
          <table:table-cell office:value-type="string">
            <text:p>2011-02-28</text:p>
          </table:table-cell>
          <table:table-cell office:value-type="string">
            <text:p>2_13_52</text:p>
          </table:table-cell>
          <table:table-cell table:style-name="ce1" office:value-type="string">
            <text:p>2.13.47</text:p>
          </table:table-cell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Windows - problem with accented characters in file name</text:p>
          </table:table-cell>
          <table:table-cell office:value-type="string">
            <text:p>Type-Build, Priority-Critical, Regression, OpSys-Windows, fixed_2_13_52</text:p>
          </table:table-cell>
        </table:table-row>
        <table:table-row table:style-name="ro1">
          <table:table-cell office:value-type="float" office:value="1545">
            <text:p>1545</text:p>
          </table:table-cell>
          <table:table-cell office:value-type="string">
            <text:p>2011-03-01</text:p>
          </table:table-cell>
          <table:table-cell office:value-type="string">
            <text:p>2011-03-03</text:p>
          </table:table-cell>
          <table:table-cell office:value-type="string">
            <text:p>2_13_53</text:p>
          </table:table-cell>
          <table:table-cell office:value-type="string">
            <text:p>2.13.51?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Volta repeat marks are misplaced in some circumstances</text:p>
          </table:table-cell>
          <table:table-cell office:value-type="string">
            <text:p>Type-Defect, Priority-Critical, Regression, fixed_2_13_53</text:p>
          </table:table-cell>
        </table:table-row>
        <table:table-row table:style-name="ro1">
          <table:table-cell office:value-type="float" office:value="1550">
            <text:p>1550</text:p>
          </table:table-cell>
          <table:table-cell table:number-columns-repeated="2" office:value-type="string">
            <text:p>2011-03-05</text:p>
          </table:table-cell>
          <table:table-cell office:value-type="string">
            <text:p>2_13_53</text:p>
          </table:table-cell>
          <table:table-cell table:style-name="ce1" office:value-type="string">
            <text:p>2.13.52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Cannot place ossia staves with lyrics correctly</text:p>
          </table:table-cell>
          <table:table-cell office:value-type="string">
            <text:p>Type-Defect, Priority-Critical, Regression, fixed_2_13_53</text:p>
          </table:table-cell>
        </table:table-row>
        <table:table-row table:style-name="ro1">
          <table:table-cell office:value-type="float" office:value="1565">
            <text:p>1565</text:p>
          </table:table-cell>
          <table:table-cell office:value-type="string">
            <text:p>2011-03-15</text:p>
          </table:table-cell>
          <table:table-cell office:value-type="string">
            <text:p>2011-03-18</text:p>
          </table:table-cell>
          <table:table-cell office:value-type="string">
            <text:p>2_13_54</text:p>
          </table:table-cell>
          <table:table-cell table:style-name="ce1" office:value-type="string">
            <text:p>2.13.52</text:p>
          </table:table-cell>
          <table:table-cell office:value-type="string">
            <text:p>One of the big beam-avoid challenge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Changing staff with manual beaming can give very long stems</text:p>
          </table:table-cell>
          <table:table-cell office:value-type="string">
            <text:p>Type-Defect, Priority-Critical, Regression, fixed_2_13_54</text:p>
          </table:table-cell>
        </table:table-row>
        <table:table-row table:style-name="ro1">
          <table:table-cell office:value-type="float" office:value="1570">
            <text:p>1570</text:p>
          </table:table-cell>
          <table:table-cell office:value-type="string">
            <text:p>2011-03-21</text:p>
          </table:table-cell>
          <table:table-cell office:value-type="string">
            <text:p>2011-03-22</text:p>
          </table:table-cell>
          <table:table-cell office:value-type="string">
            <text:p>2_13_55</text:p>
          </table:table-cell>
          <table:table-cell office:value-type="string">
            <text:p>Not stated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Fixes accidental suggestions in the beam collision engraver </text:p>
          </table:table-cell>
          <table:table-cell office:value-type="string">
            <text:p>Type-Defect, Priority-Critical, regression, Patch-review, fixed_2_13_55</text:p>
          </table:table-cell>
        </table:table-row>
        <table:table-row table:style-name="ro1">
          <table:table-cell office:value-type="float" office:value="1593">
            <text:p>1593</text:p>
          </table:table-cell>
          <table:table-cell table:number-columns-repeated="2" office:value-type="string">
            <text:p>2011-04-05</text:p>
          </table:table-cell>
          <table:table-cell office:value-type="string">
            <text:p>#VALUE!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string">
            <text:p>midi output eats rests when absolute dynamics are used</text:p>
          </table:table-cell>
          <table:table-cell office:value-type="string">
            <text:p>Type-Defect, Regression, Priority-Critical</text:p>
          </table:table-cell>
        </table:table-row>
        <table:table-row table:style-name="ro1">
          <table:table-cell office:value-type="float" office:value="1601">
            <text:p>1601</text:p>
          </table:table-cell>
          <table:table-cell office:value-type="string">
            <text:p>2011-04-08</text:p>
          </table:table-cell>
          <table:table-cell office:value-type="string">
            <text:p>2011-04-10</text:p>
          </table:table-cell>
          <table:table-cell office:value-type="string">
            <text:p>2_13_59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Autobeaming in 12/8 produces incorrect result</text:p>
          </table:table-cell>
          <table:table-cell office:value-type="string">
            <text:p>Type-Defect, Priority-Critical, Regression, fixed_2_13_59</text:p>
          </table:table-cell>
        </table:table-row>
        <table:table-row table:style-name="ro1">
          <table:table-cell office:value-type="float" office:value="1605">
            <text:p>1605</text:p>
          </table:table-cell>
          <table:table-cell office:value-type="string">
            <text:p>2011-04-10</text:p>
          </table:table-cell>
          <table:table-cell office:value-type="string">
            <text:p>2011-04-19</text:p>
          </table:table-cell>
          <table:table-cell office:value-type="string">
            <text:p>2_15_0, fixed_2_13_61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PS -&gt; PDF conversion fails</text:p>
          </table:table-cell>
          <table:table-cell office:value-type="string">
            <text:p>Type-Defect, Priority-Critical, Regression, fixed_2_15_0, fixed_2_13_61</text:p>
          </table:table-cell>
        </table:table-row>
        <table:table-row table:style-name="ro1">
          <table:table-cell office:value-type="float" office:value="1612">
            <text:p>1612</text:p>
          </table:table-cell>
          <table:table-cell office:value-type="string">
            <text:p>2011-04-14</text:p>
          </table:table-cell>
          <table:table-cell office:value-type="string">
            <text:p>2011-05-03</text:p>
          </table:table-cell>
          <table:table-cell office:value-type="string">
            <text:p>2_15_0, fixed_2_13_62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string">
            <text:p>Change staff produces long stems</text:p>
          </table:table-cell>
          <table:table-cell office:value-type="string">
            <text:p>Type-Collision, Priority-Critical, Regression, fixed_2_15_0, fixed_2_13_62</text:p>
          </table:table-cell>
        </table:table-row>
        <table:table-row table:style-name="ro1">
          <table:table-cell office:value-type="float" office:value="1613">
            <text:p>1613</text:p>
          </table:table-cell>
          <table:table-cell office:value-type="string">
            <text:p>2011-04-14</text:p>
          </table:table-cell>
          <table:table-cell office:value-type="string">
            <text:p>2011-05-04</text:p>
          </table:table-cell>
          <table:table-cell office:value-type="string">
            <text:p>2_15_0, fixed_2_13_62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string">
            <text:p>Beamed stems too long when avoiding low note in other voice</text:p>
          </table:table-cell>
          <table:table-cell office:value-type="string">
            <text:p>Type-Defect, Priority-Critical, Regression, fixed_2_15_0, fixed_2_13_62</text:p>
          </table:table-cell>
        </table:table-row>
        <table:table-row table:style-name="ro1">
          <table:table-cell office:value-type="float" office:value="1619">
            <text:p>1619</text:p>
          </table:table-cell>
          <table:table-cell office:value-type="string">
            <text:p>2011-04-17</text:p>
          </table:table-cell>
          <table:table-cell office:value-type="string">
            <text:p>2011-04-19</text:p>
          </table:table-cell>
          <table:table-cell office:value-type="string">
            <text:p>2_15_0, fixed_2_13_6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Incorrect beam/stem</text:p>
          </table:table-cell>
          <table:table-cell office:value-type="string">
            <text:p>Type-Defect, Priority-Critical, Regression, fixed_2_15_0, fixed_2_13_61</text:p>
          </table:table-cell>
        </table:table-row>
        <table:table-row table:style-name="ro1">
          <table:table-cell office:value-type="float" office:value="1620">
            <text:p>1620</text:p>
          </table:table-cell>
          <table:table-cell office:value-type="string">
            <text:p>2011-04-17</text:p>
          </table:table-cell>
          <table:table-cell office:value-type="string">
            <text:p>2011-04-21</text:p>
          </table:table-cell>
          <table:table-cell office:value-type="string">
            <text:p>2_15_0, fixed_2_13_61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Midi overflow with instrument changes</text:p>
          </table:table-cell>
          <table:table-cell office:value-type="string">
            <text:p>Type-Defect, Priority-Critical, Regression, fixed_2_15_0, fixed_2_13_61</text:p>
          </table:table-cell>
        </table:table-row>
        <table:table-row table:style-name="ro1">
          <table:table-cell office:value-type="float" office:value="1622">
            <text:p>1622</text:p>
          </table:table-cell>
          <table:table-cell office:value-type="string">
            <text:p>2011-04-17</text:p>
          </table:table-cell>
          <table:table-cell office:value-type="string">
            <text:p>2011-04-18</text:p>
          </table:table-cell>
          <table:table-cell office:value-type="string">
            <text:p>2_15_0, Regression, fixed_2_13_6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Dynamic spanner not printed within grace notes</text:p>
          </table:table-cell>
          <table:table-cell office:value-type="string">
            <text:p>Type-Defect, Priority-Critical, fixed_2_15_0, Regression, fixed_2_13_62</text:p>
          </table:table-cell>
        </table:table-row>
        <table:table-row table:style-name="ro1">
          <table:table-cell office:value-type="float" office:value="1636">
            <text:p>1636</text:p>
          </table:table-cell>
          <table:table-cell office:value-type="string">
            <text:p>2011-04-25</text:p>
          </table:table-cell>
          <table:table-cell office:value-type="string">
            <text:p>2011-04-26</text:p>
          </table:table-cell>
          <table:table-cell office:value-type="string">
            <text:p>2_15_0, fixed_2_13_6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midiVolume 0.0 not respected</text:p>
          </table:table-cell>
          <table:table-cell office:value-type="string">
            <text:p>Type-Defect, Priority-Critical, Regression, fixed_2_15_0, fixed_2_13_61</text:p>
          </table:table-cell>
        </table:table-row>
        <table:table-row table:style-name="ro1">
          <table:table-cell office:value-type="float" office:value="1646">
            <text:p>1646</text:p>
          </table:table-cell>
          <table:table-cell table:number-columns-repeated="2" office:value-type="string">
            <text:p>2011-05-05</text:p>
          </table:table-cell>
          <table:table-cell office:value-type="string">
            <text:p>2_15_0, fixed_2_13_62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string">
            <text:p>MIDI output on incorrect channels (using GUB build)</text:p>
          </table:table-cell>
          <table:table-cell office:value-type="string">
            <text:p>Type-Defect, Priority-Critical, Regression, fixed_2_15_0, fixed_2_13_62</text:p>
          </table:table-cell>
        </table:table-row>
        <table:table-row table:style-name="ro1">
          <table:table-cell office:value-type="float" office:value="1648">
            <text:p>1648</text:p>
          </table:table-cell>
          <table:table-cell office:value-type="string">
            <text:p>2011-05-07</text:p>
          </table:table-cell>
          <table:table-cell office:value-type="string">
            <text:p>2011-05-29</text:p>
          </table:table-cell>
          <table:table-cell office:value-type="string">
            <text:p>2_15_0, fixed_2_13_63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string">
            <text:p>MIDI: no defined order between a simultaneous note-on and note-off</text:p>
          </table:table-cell>
          <table:table-cell office:value-type="string">
            <text:p>Type-Defect, Priority-Critical, Regression, fixed_2_15_0, fixed_2_13_63</text:p>
          </table:table-cell>
        </table:table-row>
        <table:table-row table:style-name="ro1">
          <table:table-cell office:value-type="float" office:value="1654">
            <text:p>1654</text:p>
          </table:table-cell>
          <table:table-cell office:value-type="string">
            <text:p>2011-05-15</text:p>
          </table:table-cell>
          <table:table-cell office:value-type="string">
            <text:p>2011-05-26</text:p>
          </table:table-cell>
          <table:table-cell office:value-type="string">
            <text:p>2_15_0, fixed_2_13_62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Collision between lyrics and items on the next system</text:p>
          </table:table-cell>
          <table:table-cell office:value-type="string">
            <text:p>Type-Collision, Priority-Critical, Regression, fixed_2_15_0, fixed_2_13_62</text:p>
          </table:table-cell>
        </table:table-row>
        <table:table-row table:style-name="ro1">
          <table:table-cell office:value-type="float" office:value="1695">
            <text:p>1695</text:p>
          </table:table-cell>
          <table:table-cell office:value-type="string">
            <text:p>2011-06-15</text:p>
          </table:table-cell>
          <table:table-cell table:style-name="Default"/>
          <table:table-cell office:value-type="string">
            <text:p>#VALUE!</text:p>
          </table:table-cell>
          <table:table-cell table:number-columns-repeated="2"/>
          <table:table-cell office:value-type="float" office:value="-15">
            <text:p>-15</text:p>
          </table:table-cell>
          <table:table-cell office:value-type="float" office:value="0">
            <text:p>0</text:p>
          </table:table-cell>
          <table:table-cell office:value-type="string">
            <text:p>Clef change placed outside score</text:p>
          </table:table-cell>
          <table:table-cell office:value-type="string">
            <text:p>Type-Defect, Priority-Critical, Regression</text:p>
          </table:table-cell>
        </table:table-row>
        <table:table-row table:style-name="ro1">
          <table:table-cell office:value-type="float" office:value="1706">
            <text:p>1706</text:p>
          </table:table-cell>
          <table:table-cell office:value-type="string">
            <text:p>2011-06-23</text:p>
          </table:table-cell>
          <table:table-cell office:value-type="string">
            <text:p>2011-06-25</text:p>
          </table:table-cell>
          <table:table-cell office:value-type="string">
            <text:p>2_15_3, backport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Beaming causes lilypond to crash</text:p>
          </table:table-cell>
          <table:table-cell office:value-type="string">
            <text:p>Type-Defect, Priority-Critical, Regression, fixed_2_15_3, backport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08">07/08/2011</text:date>, <text:time>11:37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7-08T11:37:52</dc:date>
    <meta:generator>OpenOffice.org/3.2$Linux OpenOffice.org_project/320m12$Build-9483</meta:generator>
    <meta:editing-duration>PT00H06M44S</meta:editing-duration>
    <meta:editing-cycles>2</meta:editing-cycles>
    <meta:document-statistic meta:table-count="1" meta:cell-count="690" meta:object-count="0"/>
  </office:meta>
</office:document-meta>
</file>